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im5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im52 avec sin 3y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partir de sim52 et 53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im7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sim7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im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im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m8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im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im8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im8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im8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im85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newini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numerix.sin(0.01*(i*dy+10))*numerix.sin(2*numerix.pi/2*i*dy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ewini</text:p>
          </table:table-cell>
          <table:table-cell office:value-type="string" calcext:value-type="string">
            <text:p>a = 0.1*nx*dx + 0.4*(numerix.sin(4*numerix.pi/2*i*dy)+numerix.sin(2*numerix.pi/2*i*dy+numerix.pi/2)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 = 0.1*nx*dx + 0.4*(numerix.sin(0.6*numerix.pi/2*(i+3)*dy)+numerix.sin(4*numerix.pi/2*i*dy)+numerix.sin(2*numerix.pi/2*i*dy+numerix.pi/2)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09:19:13.110753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21T09:45:19.435424604</dc:date>
    <meta:editing-duration>P5DT8H1M9S</meta:editing-duration>
    <meta:editing-cycles>23</meta:editing-cycles>
    <meta:generator>LibreOffice/5.1.6.2$Linux_X86_64 LibreOffice_project/10m0$Build-2</meta:generator>
    <meta:document-statistic meta:table-count="1" meta:cell-count="699" meta:object-count="0"/>
  </office:meta>
</office:document-meta>
</file>